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rrorTest_9.test_for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ErrorTest_9.test_for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ErrorTest_9.test_for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ErrorTest_9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